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 style:family="paragraph" style:parent-style-name="Standard">
      <style:paragraph-properties fo:margin-top="0in" fo:margin-bottom="0in" loext:contextual-spacing="false" fo:line-height="138%" style:writing-mode="lr-tb"/>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style>
    <style:style style:name="P5"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6"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1aa8b" style:text-blinking="false" fo:background-color="transparent"/>
    </style:style>
    <style:style style:name="P7"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8" style:family="paragraph" style:parent-style-name="Text_20_body" style:master-page-name="Standard">
      <style:paragraph-properties style:page-number="1"/>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1aa8b" style:text-blinking="false" fo:background-color="transparent"/>
    </style:style>
    <style:style style:name="T1"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1" fo:font-size="11pt" fo:font-style="normal" style:text-underline-style="none" fo:font-weight="normal" officeooo:rsid="0011aa8b" style:text-blinking="false" fo:background-color="transparent" loext:char-shading-value="0"/>
    </style:style>
    <style:style style:name="T3"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6" style:family="text">
      <style:text-properties fo:font-variant="normal" fo:text-transform="none" fo:color="#4d5156" style:text-line-through-style="none" style:text-line-through-type="none" style:font-name="Arial1" fo:font-size="10.5pt" fo:font-style="normal" style:text-underline-style="none" fo:font-weight="normal" style:text-blinking="false" fo:background-color="#ffffff" loext:char-shading-value="0"/>
    </style:style>
    <style:style style:name="T7" style:family="text">
      <style:text-properties officeooo:rsid="0011aa8b"/>
    </style:style>
    <style:style style:name="T8" style:family="text">
      <style:text-properties officeooo:rsid="0011c3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docs-internal-guid-218bf6dc-7fff-ad46-70d3-05ee97333b68"/>Привет! У вас пока нет личного проекта с BERT? Давайте попробуем использовать нейросети в обработке текста (NLP) для чего-то приземлённого, не требующего ресурсов, и весьма полезного в хозяйстве (по крайней мере, для каждого редактора онлайн-курсов, вроде меня). Создадим себе простого цифрового помощника и переложим на него часть своей работы по форматированию того моря текста, которое из себя представляет набор субтитров.</text:p>
      <text:p text:style-name="Text_20_body"/>
      <text:p text:style-name="P3">Помощник будет настолько умным, что мы даже не будем его обучать.</text:p>
      <text:p text:style-name="Text_20_body"/>
      <text:p text:style-name="P3">В ближайшие 10 минут мы с Вами разберёмся, как получить пользу от предобученной нейросети BERT и как создать небольшую программу, которая принимает решение – стоит или нет объединять два предложения в один параграф.</text:p>
      <text:p text:style-name="Text_20_body"/>
      <text:p text:style-name="P3">С точки зрения лингвистики, задача, за которую мы возьмёмся — не самая простая. Чтобы разбить текст на параграфы, нужно создать из него кластеры по риторической роли, адресатам или по тематике. Стоит ли браться за неё с применением нейросетей?</text:p>
      <text:p text:style-name="P5"/>
      <text:p text:style-name="P1"><text:bookmark text:name="docs-internal-guid-488ace62-7fff-d415-99bf-637dc6b75e54"/>До пандемии мне повезло поработать над курсами от Samsung Research Russia, тогда мы выпустили два онлайн-курса, отсняв по 50 часов видео для каждого, и были готовы записывать дальше и дальше. Разные части пайплайна постепенно были автоматизированы, в итоге чего субтитры стали кладезем разметки для всех частей проекта. Я использовал дорожки субтитров Audacity для множества разных отметок.</text:p>
      <text:p text:style-name="P1"/>
      <text:p text:style-name="P5"><text:bookmark text:name="docs-internal-guid-efa626f4-7fff-f568-6444-f1558b1f5a9f"/>Отдельный скрипт подставляет глоссарий и библиографические ссылки, ориентируясь по тексту субтитров. Были и другие треки разметки, которые я иногда заполнял, но они не были использованы (области тишины для шумоподавления, зоны “эээ”, трек смешных моментов).</text:p>
      <text:p text:style-name="Text_20_body"/>
      <text:p text:style-name="P3">Почему это всё привязано к субтитрам, а не к видеоряду? Во-первых, видеоряд не позволяет позиционировать отметки с точностью выше, чем количество кадров в секунду (FPS), и это главное. Чтобы вырезать оговорку или устранить область тишины не повредив соседним словам, нужно монтировать с точностью большей, чем 1/30 секунды, иначе речь получится рубленой.</text:p>
      <text:p text:style-name="Text_20_body"/>
      <text:p text:style-name="P3">Но может быть, это всё есть в проприетарных видеоредакторах, а опенсурсу остаётся только завидовать? Не думаю. Наши лекторы в 90% времени придумывали текст по ходу съёмки, поэтому приходилось отрабатывать очень много словесной руды. 95% моей <text:soft-page-break/>работы были связаны с вычиткой, чисткой и выбором наилучших формулировок. Поэтому построение проекта вокруг субтитров (точнее, дорожек subtitle в аудиоредакторе Audacity) выглядело неплохим методом организации проекта. Из этой аудио-разметки скрипты собирали новый XML-проекты для видеоредактора Kdenlive. Запускаем рендеринг, отправляем видео и транскрипцию на Stepik, ждём ваших комментариев. :)</text:p>
      <text:p text:style-name="Text_20_body"/>
      <text:p text:style-name="P3">Итак, у нас много субтитров с разметкой, внутри — формулы, фрагменты кода, глоссарий, библиография. Почему бы, например, не создать красивую методичку или не выпустить карточки для помощи студентам. </text:p>
      <text:p text:style-name="P1"/>
      <text:p text:style-name="P5"><text:bookmark text:name="docs-internal-guid-1c555173-7fff-1f36-2d0a-b9dce0bac45f"/>Что-то здесь не так… Напоминает раннего Гутенберга? Ну, разумеется! Почти нет разбивки на параграфы! Такой текст настолько неудобно читать, что даже случайная разбивка на фрагменты смотрелась бы лучше.</text:p>
      <text:p text:style-name="P5"><text:bookmark text:name="docs-internal-guid-250ed81a-7fff-406d-48b3-2fc13d72eb2c"/>С чего начинается абзац? Не будем углубляться в лирику, в машинном обучении мы стараемся разделить задачу на объекты, и здесь будет два подхода к разделению. В обоих случаях цель — предсказать, что текущему предложению предшествовал разрыв.</text:p>
      <text:p text:style-name="P1"><text:bookmark text:name="docs-internal-guid-413fb322-7fff-7ff2-6635-9715eba5ad00"/>Предложения внутри абзаца должны быть в чём-то близки друг к другу, ближе чем к предложениям другого абзаца. Как будем находить близость предложений? Есть старый метод тематического моделирования — найти “самые важные слова” в тексте и использовать эти слова как маркеры. Я попробовал использовать подход bag of words, но мне быстро захотелось чего попроще. Строить словарь, хранить 100k-мерные векторы слов, и знать что контекст слов не учитывается никак. Для такого проекта должно быть что-то более современное и удобное.</text:p>
      <text:p text:style-name="P1"/>
      <text:p text:style-name="P5"><text:bookmark text:name="docs-internal-guid-644a6763-7fff-9a83-e87c-ff106f83ac54"/>Что такое BERT? Говоря простым языком — вычислительная архитектура, которая научилась для каждого слова находить векторное представление, характеризующее сразу и слово, и его контекст, и его обычный контекст в остальных документах. С BERT однозначно стоит поработать!</text:p>
      <text:p text:style-name="Text_20_body"/>
      <text:p text:style-name="P3">Мы собирались делать что-то простое, поэтому не будем до-обучать нейросеть, а просто будем использовать векторы из BERT чтобы рассуждать о близости предложений друг к другу. Звучит немного наивно — непонятно, как трактовать то, что у нас получится. Но давайте сначала сделаем, а потом будем сомневаться? :) Вам интересно? Тогда вперёд!</text:p>
      <text:p text:style-name="P1"/>
      <text:p text:style-name="P5"><text:bookmark text:name="docs-internal-guid-726b86df-7fff-b26d-a75f-c68029012af0"/><text:span text:style-name="T8">Ч</text:span>исленное/векторное представление текста короче называется эмбеддингом. Как нам его получить?</text:p>
      <text:p text:style-name="Text_20_body"/>
      <text:p text:style-name="P4"><text:span text:style-name="T1">Скачаем предобученную модель </text:span><text:span text:style-name="T3">Sentence RuBERT</text:span><text:span text:style-name="T4"> </text:span><text:span text:style-name="T1">с сайта </text:span><text:soft-page-break/><text:a xlink:type="simple" xlink:href="http://docs.deeppavlov.ai/en/master/features/pretrained_vectors.html" text:style-name="Internet_20_link" text:visited-style-name="Visited_20_Internet_20_Link"><text:span text:style-name="T5">http://docs.deeppavlov.ai/en/master/features/pretrained_vectors.html</text:span></text:a><text:span text:style-name="T4"> </text:span><text:span text:style-name="T1">и распакуем её архив в папку “bert” в корне нашего проекта. Теперь мы можем запустить этот код.</text:span></text:p>
      <text:p text:style-name="P3"/>
      <text:p text:style-name="P3"><text:bookmark text:name="docs-internal-guid-41225b0e-7fff-d2cb-e236-19c16e4f11e0"/>Получим токены byte pair encoding (BPE). Они используются тогда, когда нужно представить бесконечный набор слов ограниченным словарём. Такой частичный словарь содержит не только сотню тысяч самых частых слов (таких как “привет”, “это”), но и их фрагменты слов (вплоть до отдельных букв, цифр и иероглифов). Так можно представить векторизовать очень большое количество текстов. Не факт что наша нейросеть тренировалась получать вменяемые эмбеддинги для китайского, но она о них не споткнётся.</text:p>
      <text:p text:style-name="P3"/>
      <text:p text:style-name="P3"><text:bookmark text:name="docs-internal-guid-57deecde-7fff-02ad-29b6-1f1570a304b2"/>В общем, токены BPE — классная вещь, а “глокая куздра” — лингвистический мем столетней давности. Он показывает, что смысл фразы можно изучать даже частично, не имея ни малейшего представления о смысле слов.</text:p>
      <text:p text:style-name="P3"/>
      <text:p text:style-name="P3"><text:bookmark text:name="docs-internal-guid-23f994df-7fff-1c07-a198-eec01438c39b"/>Вот так выглядят наши токены (здесь это целые слова и пунктуация), а затем и номера наших токенов в словаре. Идём дальше — просто передадим номера токенов в BERT (наш объект “model”).</text:p>
      <text:p text:style-name="Text_20_body"/>
      <text:p text:style-name="P4"><text:span text:style-name="T1">Кстати, в начало фразы мы добавили магический токен CLS (</text:span><text:a xlink:type="simple" xlink:href="http://mlexplained.com/2019/01/07/paper-dissected-bert-pre-training-of-deep-bidirectional-transformers-for-language-understanding-explained/" text:style-name="Internet_20_link" text:visited-style-name="Visited_20_Internet_20_Link"><text:span text:style-name="T5">от “classification”</text:span></text:a><text:span text:style-name="T1">), вместо которого словарь подставляет число “101”. Это рекомендовали делать авторы изначального BERT. Дело в том, что в качестве эмбеддинга предложения мы будем брать эмбеддинг первого токена. А если этот токен для всех предложений одинаковый, то векторные представления будут чуть меньше зависеть от того, какое слово идёт первым в в предложении.</text:span></text:p>
      <text:p text:style-name="P3"/>
      <text:p text:style-name="P3"><text:bookmark text:name="docs-internal-guid-ce81240c-7fff-463e-89be-b4b38d12f900"/>Это же прекрасно, мы получили векторное представление целого предложения, написав всего пять строчек кода! Питон – моя любовь. Но насколько оно подходит нашей задаче?</text:p>
      <text:p text:style-name="P3"/>
      <text:p text:style-name="P3"><text:bookmark text:name="docs-internal-guid-c947db56-7fff-634e-597f-5bbb1ad1a24b"/>Можно присмотреться и обнаружить, что предложение “Привет мир” больше похоже на “Всем привет”. На самом деле всё гораздо сложнее, но пусть это будет предметом нашего интереса в другом исследовании.</text:p>
      <text:p text:style-name="P4"/>
      <text:p text:style-name="P3"><text:bookmark text:name="docs-internal-guid-62ea6406-7fff-77c3-be9c-58efddaf5dfa"/>Давайте посмотрим, что у нас изменится, если убрать токен CLS.</text:p>
      <text:p text:style-name="P3"/>
      <text:p text:style-name="P3"><text:bookmark text:name="docs-internal-guid-00559d17-7fff-9430-d62a-78c498e51c3b"/>Предложения, начинающиеся с "привет", в любом случае близки друг к другу. Но фраза “здравствуйте друзья” гораздо больше похожа на остальные приветствия, в том случае <text:soft-page-break/>если первый токен – CLS (видимо, из-за одинакового первого токена, но ведь это то что нам нужно -- первый токен не должен сильно влиять на эмбеддинг). Ещё замечено, что длина предложения – важнейший фактор различия – к примеру, фраза "пока" значительно отличается от предшествующей длинной фразы. Возможно, что BERT колеблется между разными ролями слова “пока”: оно может быть наречием, союзом или частицей, а также любым количеством сокращений. Будем иметь это в виду.</text:p>
      <text:p text:style-name="P3"/>
      <text:p text:style-name="P4"><text:bookmark text:name="docs-internal-guid-04e46e6f-7fff-a58e-dd6f-e4558f5d6de1"/><text:span text:style-name="T1">Эмбеддинг токена CLS уже не принято считать лучшей формой описания всего предложения (согласно </text:span><text:span text:style-name="T5">документации huggingface</text:span><text:span text:style-name="T1">), по крайней мере, не для всех задач. Часто предпочитают брать усреднённые эмбеддинги всех слов.</text:span></text:p>
      <text:p text:style-name="Text_20_body"/>
      <text:p text:style-name="P3">Кстати, на этом заканчивается код, относящиеся к нейросетям! Мы же собирались использовать BERT только как словарь эмбеддингов (feature extractor), без какого-либо обучения. Посмотрим, достаточно ли хороши полученные эмбеддинги, чтобы различить что-нибудь в нашем словесном лесу!</text:p>
      <text:p text:style-name="P3"/>
      <text:p text:style-name="P3"><text:bookmark text:name="docs-internal-guid-79708416-7fff-f1d1-9b79-0c5c6a3c5016"/>Подготовка текста – неизбежный этап при работе с текстом, хотя здесь подготовка была минимальной.</text:p>
      <text:p text:style-name="Text_20_body"/>
      <text:p text:style-name="P3">Например, чтобы токенизатор NLTK выдал нам пронумерованный список предложений, важно было исключить все математические выражения LaTeX, поскольку формулы мешают корректно разбить текст на предложения. Все выражения были заменены на временные надписи “(выражение N)”. Также нужно было исключить из документа код, преамбулу и заглавия.</text:p>
      <text:p text:style-name="Text_20_body"/>
      <text:p text:style-name="P3">Нашу массу текста, избавленную от разметки, уже легко разбить на предложения привычными конструкциями в NLTK. То же самое можно сделать при помощи библиотеки razdel, которая отлично справляется со смайликами.</text:p>
      <text:p text:style-name="Text_20_body"/>
      <text:p text:style-name="P3">И вот мы получаем предложения, которые можно один за другим преобразовывать в эмбеддинги и делать долгожданную кластеризацию на параграфы.</text:p>
      <text:p text:style-name="P3"/>
      <text:p text:style-name="P3"><text:bookmark text:name="docs-internal-guid-17be4626-7fff-1edc-6ef0-e180100821be"/>Мы собирались изучать “смысл” предложения, его векторное представление, анализируя векторное представление первого выходного токена. Так задумывали авторы BERT, советуя предварять все конструкции токеном CLS. Эти токены занимают специальное место в сердце каждой нейросети BERT. Но это не единственный метод так называемой <text:soft-page-break/>“агрегации” (объединения смысла всех слов в какой-то мета-смысл).</text:p>
      <text:p text:style-name="Text_20_body"/>
      <text:p text:style-name="P3">В токене CLS некоторым сложным образом перемешиваются эмбеддинги каждого токена выходного текста.</text:p>
      <text:p text:style-name="P3"/>
      <text:p text:style-name="P3"><text:bookmark text:name="docs-internal-guid-81985e22-7fff-948d-6306-1120d288aad5"/>Но вместо эмбеддинга CLS, можно взять и поэлементный максимум от эмбеддингов выходных токенов. Например, если один из токенов является именем, и это отражается на одном из 768 признаков, то в эмбеддинге всего предложения эта информация отобразится очень ярко. Это называется макс-пулинг, но мы возьмём макс-пулинг по модулю, это кажется логичнее для признаков, которые могут быть по обе стороны от нуля.</text:p>
      <text:p text:style-name="P3"/>
      <text:p text:style-name="P3"><text:bookmark text:name="docs-internal-guid-5a8d49f8-7fff-b16e-3bfe-dd07494557bb"/>Для сравнения возьмём также поэлементное усреднение эмбеддингов (average-пулинг).</text:p>
      <text:p text:style-name="P3"/>
      <text:p text:style-name="P2"><text:bookmark text:name="docs-internal-guid-41905f4d-7fff-c809-0ffb-07140925fc68"/><text:span text:style-name="T1">Чтобы удостовериться, что результаты с разными видами агрегации будут отличаться друг от друга сделаем PCA данных (“</text:span><text:span text:style-name="T6">Метод главных компонент”</text:span><text:span text:style-name="T1">) то есть сделать проекцию на некоторую 2D плоскость, в которой данные наиболее разбросан</text:span><text:span text:style-name="T2">ы.</text:span></text:p>
      <text:p text:style-name="P6"/>
      <text:p text:style-name="P6"><text:bookmark text:name="docs-internal-guid-922f4f48-7fff-f0f6-1474-25fcd8c3c8d2"/>Здесь показаны все предложения одного онлайн-курса, около 3000 предложений. Для разнообразия я добавил градацию – чем светлее метка, тем ближе предложение к концу документа. Поскольку курс уже разбит на маленькие шаги, первые предложения каждого шага отмечены красным.</text:p>
      <text:p text:style-name="P6"/>
      <text:p text:style-name="P10"><text:bookmark text:name="docs-internal-guid-27d38c8e-7fff-0438-c067-d08dab3d2ebc"/>Что мы видим? Облака эмбеддингов сильно различаются, наверное и разбиение на абзацы тоже будет разным. Этот, вроде бы, не очень нужный с точки зрения анализа данных результат (распределения-то неразделимы) очень помог мне поверить, что в итоге всё получится.</text:p>
      <text:p text:style-name="Text_20_body"/>
      <text:p text:style-name="P3">Что ещё видно? Особео ничего. Нет различий между началом и концом документа, между первым и внутренними предложениями…</text:p>
      <text:p text:style-name="Text_20_body"/>
      <text:p text:style-name="P3">Так что простая классификация на базе эмбеддингов вряд ли решает нашу задачу. Нужно выстраивать иерархию между соседними предложениями и наращивать кластеры по степени важности. Это мы и сделаем!</text:p>
      <text:p text:style-name="P6"/>
      <text:p text:style-name="P3"><text:bookmark text:name="docs-internal-guid-58530bcb-7fff-354c-9eef-5df1e8d1c503"/><text:span text:style-name="T7">Мы с вами пытаемся нащупать достаточно значимую связь между соседними </text:span><text:soft-page-break/><text:span text:style-name="T7">предложениями. В итоге мы надеемся разбить текст на группы по 3-5 предложений в каждом. То есть, выстроить иерархию и найти приемлемый порог близости предложений.</text:span></text:p>
      <text:p text:style-name="Text_20_body"/>
      <text:p text:style-name="P3">Для выстраивания иерархии, мы сделаем агломеративную кластеризацию (будем собирать от маленьких кластеров к большим), построим дерево близости классов (дендрограмму), а потом разрежем её на несколько маленьких деревьев, они и станут нашими абзацами.</text:p>
      <text:p text:style-name="Text_20_body"/>
      <text:p text:style-name="P3">Я уже говорил что кластеризация “из коробки” не учитывает порядок элементов в списке. Но мы ведь должны объединять в абзацы только те предложения, которые идут друг за другом. И вот как нужно изменить задачу.</text:p>
      <text:p text:style-name="P3"/>
      <text:p text:style-name="P7"><text:bookmark text:name="docs-internal-guid-fbb4e5c5-7fff-5511-bd79-62b46467e594"/>Алгоритм, который создаёт такую альтернативную кластеризацию, был бы забавной задачей для собеседования. Попробуйте! Я делал кластеризацию по косинусной метрике, а расстояния между кластерами считал как расстояние между наиболее близкими предложениями каждого кластера (не от центроидов). На выходе мы получаем матрицу Z с четырьмя колонками: (кластер 1, кластер 2, расстояние, количество точек в новом сверх-кластере), которую можно передавать в sklearn. Ниже псевдо-код, который рисует дендрограммы.</text:p>
      <text:p text:style-name="P7"/>
      <text:p text:style-name="P4"><text:bookmark text:name="docs-internal-guid-63d0a475-7fff-740c-976b-e899c4f73206"/><text:span text:style-name="T1">Код принимает вспомогательные словари (найденные при составлении матрицы Z): словарь </text:span><text:span text:style-name="T3">cluster_height</text:span><text:span text:style-name="T1"> с расстояниями от кластера до самого нижнего слоя, список </text:span><text:span text:style-name="T3">top_clusters</text:span><text:span text:style-name="T1"> (в котором после прогона остаётся только номер верхнего кластера), словарь nodes_in_cluster с количеством узлов в каждом кластере и </text:span><text:span text:style-name="T3">article_sentence_list</text:span><text:span text:style-name="T1"> — список предложений по порядку. Переменная </text:span><text:span text:style-name="T3">threshold</text:span><text:span text:style-name="T1"> — это оптимальный порог разбиения текста.</text:span></text:p>
      <text:p text:style-name="P3"/>
      <text:p text:style-name="P3"><text:bookmark text:name="docs-internal-guid-d798f6e6-7fff-9d89-0233-ba8522b150fb"/>Считая распределение предложений мы вообще не учитываем абзацы, состоящие из одного предложения. Такие абзацы допустимы, но чтобы алгоритм не пытался нарастить один огромный параграф чтобы компенсировать множество висячих предложений, я предпочёл, чтобы только параграфы из 2 и более предложений подчинялись бы распределению.</text:p>
      <text:p text:style-name="Text_20_body"/>
      <text:p text:style-name="P3">Давайте посмотрим, что получается.</text:p>
      <text:p text:style-name="P3"/>
      <text:p text:style-name="P4"><text:bookmark text:name="docs-internal-guid-5eeaec09-7fff-ae56-afc5-4ce8fe207073"/><text:span text:style-name="T1">Текст, с которым мы будем работать — это 30 первых предложений нашего курса </text:span><text:soft-page-break/><text:span text:style-name="T1">“Нейронные сети и компьютерное зрение”.</text:span></text:p>
      <text:p text:style-name="P3"/>
      <text:p text:style-name="P3"><text:bookmark text:name="docs-internal-guid-5be7d01e-7fff-daee-9049-47936efa464f"/>Будем судить о качестве по среднеквадратичному разбросу, понимая его как меру однородности текста. С этой точки зрения, приятнее всего выглядят разбиения по эмбеддингам CLS и по усреднённым эмбеддингам.</text:p>
      <text:p text:style-name="P3"/>
      <text:p text:style-name="P3"><text:bookmark text:name="docs-internal-guid-a7edadf3-7fff-f6c6-3535-7413cee1e4a1"/>Варианты заметно различаются. Как выбрать лучший? Конечно, эстетическое чутьё вам поможет, но если решить сложно, в нашем арсенале ещё есть апробация на тестовом подмножестве текста.</text:p>
      <text:p text:style-name="P3"/>
      <text:p text:style-name="P3"><text:bookmark text:name="docs-internal-guid-845b279a-7fff-1b60-f36a-3c35bfb7b11a"/>В анализе текстов бывает так, что для задачи доступно безграничное море датасетов. Все, что нам нужно – это текст, разбитый кем-то на параграфы. Хабр, например, тоже существует в виде датасета. Но давайте возьмём ту самую статью, которую вы сейчас читаете, и проверим алгоритм на ней.</text:p>
      <text:p text:style-name="P3"/>
      <text:p text:style-name="P3"><text:bookmark text:name="docs-internal-guid-10f0625c-7fff-2f4d-cf09-8fa665cc1614"/>Здесь я убрал все иллюстрации с подписями, код, заголовки, и остановился на 50 предложениях, иначе было бы сложно смотреть на диаграммы.</text:p>
      <text:p text:style-name="P3"/>
      <text:p text:style-name="P3"><text:bookmark text:name="docs-internal-guid-90c4c022-7fff-3db6-a41c-b72aaf76fde3"/>Всё-таки макс-пулинг нам совсем не подходит, невозможно собрать много небольших кластеров.</text:p>
      <text:p text:style-name="P3"/>
      <text:p text:style-name="P3"><text:bookmark text:name="docs-internal-guid-e3f0bed4-7fff-55e0-0448-ba02fb22c99c"/>Глядя на то, как разумно, в некоторых случаях, нейросеть разбила текст на абзацы, я основательно засомневался в качестве собственного разбиения. И поставил “привет” в отдельный абзац. :) Текст разбитый на абзацы при помощи BERT вполне интересно читать, особенно диких скачков я не заметил. Часто “вопросы к слушателю” выделены в отдельный абзац. Если выбирать на глаз, то я бы оставил CLS-пулинг, он дал наибольшие по размеру параграфы.</text:p>
      <text:p text:style-name="Text_20_body"/>
      <text:p text:style-name="P3">Если выбирать по дендрограме, то похоже что разбиение по CLS либо average-пулингом даёт нам больше свободы при разбиении на параграфы, а разбиение max-пулингом (справа) оставляет слишком много одиночных предложений.</text:p>
      <text:p text:style-name="Text_20_body"/>
      <text:p text:style-name="P3">На этом этапе хочется прекратить поиски и подвести итог.</text:p>
      <text:p text:style-name="Text_20_body"/>
      <text:p text:style-name="P3">Кажется, что процесс создания себе нейро-помощника, разделяющего текст на кластеры, завершён, и остаётся настраивать один порог и выбирать из нескольких вариантов то, что <text:soft-page-break/>нам больше нравится.</text:p>
      <text:p text:style-name="P3"/>
      <text:p text:style-name="P3"><text:bookmark text:name="docs-internal-guid-4c71e71a-7fff-800f-e5e2-1385539d79fb"/>Нейросетям находят много применений! Так можно резюмировать большую долю публикаций в СМИ о нейросетях, которые широко формируют представление о технологии. И знаете, они правы. От возникновения до повсеместного применения таких блестящих идей как ResNet или BERT могут пройти всего лишь месяцы. Но совсем необязательно месяцами обучать “свою” нейросеть, чтобы воспользоваться их достижениями.</text:p>
      <text:p text:style-name="Text_20_body"/>
      <text:p text:style-name="P3">Мы применили BERT и сделали себе помощника, который разделяет текст на параграфы.</text:p>
      <text:p text:style-name="Text_20_body"/>
      <text:p text:style-name="P3">Я благодарен Татьяне Волковой (Samsung Research Russia), которая находила время помогать в правке этой статьи и Роману Суворову (Samsung AI Center Moscow) за бесценные советы и предметные замечания, а также всем лекторам курсов Samsung за их присутствие и вдохновение.</text:p>
      <text:p text:style-name="Text_20_body"/>
      <text:p text:style-name="P4"><text:span text:style-name="T1">Если вы только поставили перед собой задачу с нуля разобраться в анализе текста при помощи нейросетей, отличной идеей было бы записаться на наш бесплатный</text:span><text:a xlink:type="simple" xlink:href="https://stepik.org/course/54098" text:style-name="Internet_20_link" text:visited-style-name="Visited_20_Internet_20_Link"><text:span text:style-name="T4"> </text:span></text:a><text:a xlink:type="simple" xlink:href="https://stepik.org/course/54098" text:style-name="Internet_20_link" text:visited-style-name="Visited_20_Internet_20_Link"><text:span text:style-name="T5">онлайн-курс</text:span></text:a><text:span text:style-name="T4"> </text:span><text:span text:style-name="T1">на Stepik! В конце вы с полным пониманием дела решите задачу упрощённого пересказа текста и сможете смело шагнуть в продвинутые области, прочно понимая теорию и практику этой замечательной области машинного обучения.</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date>2020-09-04T16:18:21.816294571</dc:date>
    <meta:editing-duration>PT8H38M47S</meta:editing-duration>
    <meta:editing-cycles>7</meta:editing-cycles>
    <meta:document-statistic meta:table-count="0" meta:image-count="0" meta:object-count="0" meta:page-count="8" meta:paragraph-count="60" meta:word-count="2138" meta:character-count="15339" meta:non-whitespace-character-count="13240"/>
  </office:meta>
</office:document-meta>
</file>